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aeb0" officeooo:paragraph-rsid="000faeb0"/>
    </style:style>
    <style:style style:name="P2" style:family="paragraph" style:parent-style-name="Standard">
      <style:text-properties fo:color="#ce181e" fo:font-size="28pt" fo:font-weight="bold" officeooo:rsid="000faeb0" officeooo:paragraph-rsid="000faeb0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5pt" officeooo:rsid="000faeb0" officeooo:paragraph-rsid="000faeb0" style:font-size-asian="15pt" style:font-size-complex="15pt"/>
    </style:style>
    <style:style style:name="P4" style:family="paragraph" style:parent-style-name="Standard">
      <style:text-properties fo:font-size="15pt" officeooo:rsid="0010ad19" officeooo:paragraph-rsid="0010ad19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od Question MST</text:p>
      <text:p text:style-name="Standard"><text:a xlink:type="simple" xlink:href="https://codeforces.com/contest/1245/problem/D" text:style-name="Internet_20_link" text:visited-style-name="Visited_20_Internet_20_Link">https://codeforces.com/contest/1245/problem/D</text:a></text:p>
      <text:p text:style-name="Standard"/>
      <text:p text:style-name="P1">If we have to compare between edges and <text:s/>(vertices wt. If vertics have some wt. ) then we make an imginary node and connect all vectiex wt. With this node and <text:s/>do further oprations.</text:p>
      <text:p text:style-name="P1"/>
      <text:p text:style-name="P1"/>
      <text:p text:style-name="P3">#include&lt;bits/stdc++.h&gt;</text:p>
      <text:p text:style-name="P3">using namespace std;</text:p>
      <text:p text:style-name="P3">const int N= 2e3+10;</text:p>
      <text:p text:style-name="P3">int parent[N];</text:p>
      <text:p text:style-name="P3">int sz[N];</text:p>
      <text:p text:style-name="P3"/>
      <text:p text:style-name="P3"/>
      <text:p text:style-name="P3">void make(int v){</text:p>
      <text:p text:style-name="P3"><text:s text:c="8"/>parent[v]=v;</text:p>
      <text:p text:style-name="P3"><text:s text:c="8"/>sz[v]=1;</text:p>
      <text:p text:style-name="P3">}</text:p>
      <text:p text:style-name="P3"/>
      <text:p text:style-name="P3">int findP( int v){</text:p>
      <text:p text:style-name="P3"><text:s text:c="8"/>if( v== parent[v]) return v;</text:p>
      <text:p text:style-name="P3"><text:s text:c="8"/>return parent[v]= findP(parent[v]);</text:p>
      <text:p text:style-name="P3">}</text:p>
      <text:p text:style-name="P3"/>
      <text:p text:style-name="P3">void Union( int a, int b){</text:p>
      <text:p text:style-name="P3"><text:tab/>int r_a = findP(a);</text:p>
      <text:p text:style-name="P3"><text:tab/>int r_b = findP(b);</text:p>
      <text:p text:style-name="P3"><text:s text:c="4"/>if( r_a == r_b ) return;</text:p>
      <text:p text:style-name="P3"><text:s text:c="4"/>if( sz[r_a] &lt; sz[r_b] ){</text:p>
      <text:p text:style-name="P3"><text:s text:c="8"/>swap( r_a , r_b); <text:s text:c="3"/>// iska mtlb a ke necche hi jod rhe hai..</text:p>
      <text:p text:style-name="P3"><text:s text:c="4"/>}</text:p>
      <text:p text:style-name="P3"><text:s text:c="4"/>parent[r_b] = r_a ;</text:p>
      <text:p text:style-name="P3"><text:s text:c="4"/>sz[r_a] += sz[r_b];</text:p>
      <text:p text:style-name="P3">}</text:p>
      <text:p text:style-name="P3"/>
      <text:p text:style-name="P3"/>
      <text:p text:style-name="P3">int main(){</text:p>
      <text:p text:style-name="P3"><text:s text:c="8"/>int n;</text:p>
      <text:p text:style-name="P3"><text:s text:c="8"/>cin &gt;&gt; n ;</text:p>
      <text:p text:style-name="P3"/>
      <text:p text:style-name="P3"><text:s text:c="8"/>vector&lt;pair&lt;int, int&gt;&gt; cities(n+1);</text:p>
      <text:p text:style-name="P3"><text:s text:c="8"/>for( int i=1 ; i&lt;=n ; i++){</text:p>
      <text:p text:style-name="P3"><text:soft-page-break/><text:s text:c="8"/><text:tab/>cin &gt;&gt; cities[i].first &gt;&gt; cities[i].second;</text:p>
      <text:p text:style-name="P3"><text:s text:c="8"/>}</text:p>
      <text:p text:style-name="P3"/>
      <text:p text:style-name="P3"><text:s text:c="8"/>vector&lt;int&gt; c(n+1), k(n+1); <text:s/>// genrator cost <text:s text:c="2"/>// per km cost</text:p>
      <text:p text:style-name="P3"/>
      <text:p text:style-name="P3"><text:s text:c="8"/>for( int i=1 ; i&lt;=n ; ++i) cin &gt;&gt; c[i];</text:p>
      <text:p text:style-name="P3"><text:s text:c="8"/>for( int i=1 ; i&lt;=n ; ++i) cin &gt;&gt; k[i];</text:p>
      <text:p text:style-name="P3"/>
      <text:p text:style-name="P3"><text:s text:c="8"/>vector&lt;pair&lt;long long, pair&lt;int, int&gt;&gt;&gt; edges; <text:s text:c="2"/>// almost n^2 +1</text:p>
      <text:p text:style-name="P3"/>
      <text:p text:style-name="P3"><text:s text:c="8"/>for( int i=1 ; i&lt;=n ; i++) <text:s/><text:tab/><text:tab/> // sari node k lye zeroth(imaginary) </text:p>
      <text:p text:style-name="P3"><text:s text:c="8"/><text:tab/>edges.push_back({c[i],{0,i}});<text:tab/> //node se edge dal rhe hai</text:p>
      <text:p text:style-name="P3"/>
      <text:p text:style-name="P3"><text:s text:c="8"/>for( int i=1 ; i&lt;=n ; i++){</text:p>
      <text:p text:style-name="P3"><text:s text:c="8"/><text:tab/>for( int j=i+1 ; j&lt;=n ; j++){</text:p>
      <text:p text:style-name="P3"><text:s text:c="8"/><text:tab/><text:tab/>int x= abs(cities[j].first - cities[i].first); <text:s/>// cal. wt of edges</text:p>
      <text:p text:style-name="P3"><text:s text:c="8"/><text:tab/><text:tab/>int y= abs( cities[j].second - cities[j].second);</text:p>
      <text:p text:style-name="P3"><text:s text:c="8"/><text:tab/><text:tab/>long long wt = (k[i]+ k[j])*(x+y) * 1LL; <text:s text:c="2"/>// per <text:s/>km cost <text:s text:c="16"/></text:p>
      <text:p text:style-name="P3"><text:tab/> <text:s text:c="6"/><text:tab/><text:tab/>edges.push_back({wt,{i,j}});</text:p>
      <text:p text:style-name="P3"><text:tab/> <text:s text:c="6"/><text:tab/>}<text:tab/></text:p>
      <text:p text:style-name="P3"><text:s text:c="8"/>}</text:p>
      <text:p text:style-name="P3"><text:s text:c="8"/>sort(edges.begin(), edges.end());</text:p>
      <text:p text:style-name="P3"/>
      <text:p text:style-name="P3"><text:s text:c="8"/>for( int i=1 ; i&lt;=n ; i++) <text:s/>make(i);</text:p>
      <text:p text:style-name="P3"/>
      <text:p text:style-name="P3"><text:s text:c="8"/>long long total_cost = 0;</text:p>
      <text:p text:style-name="P3"><text:s text:c="4"/><text:tab/>vector&lt;int&gt; power_statations;</text:p>
      <text:p text:style-name="P3"><text:s text:c="4"/><text:tab/>vector&lt;pair&lt;int,int&gt;&gt; connections;</text:p>
      <text:p text:style-name="P3"><text:s text:c="4"/><text:tab/></text:p>
      <text:p text:style-name="P3"><text:s text:c="8"/>for( auto &amp;edge : edges){</text:p>
      <text:p text:style-name="P3"><text:s text:c="8"/><text:tab/>int wt = edge.first;</text:p>
      <text:p text:style-name="P3"><text:s text:c="8"/><text:tab/>int u = edge.second.first;</text:p>
      <text:p text:style-name="P3"><text:s text:c="8"/><text:tab/>int v = edge.second.second;</text:p>
      <text:p text:style-name="P3"><text:s text:c="8"/><text:tab/></text:p>
      <text:p text:style-name="P3"><text:s text:c="8"/><text:tab/>if( findP(u) == findP( v)) <text:s/>continue; <text:s text:c="2"/>// parent same;</text:p>
      <text:p text:style-name="P3"><text:s text:c="8"/><text:tab/>Union( u , v);</text:p>
      <text:p text:style-name="P3"><text:s text:c="8"/><text:tab/>total_cost += wt;</text:p>
      <text:p text:style-name="P3"><text:s text:c="8"/><text:tab/>if(u==0 <text:s text:c="2"/>|| v==0) power_statations.push_back(max(u,v));</text:p>
      <text:p text:style-name="P3"><text:s text:c="8"/><text:tab/>else connections.push_back({u,v});</text:p>
      <text:p text:style-name="P3"><text:s text:c="8"/><text:tab/></text:p>
      <text:p text:style-name="P3"><text:s text:c="8"/>}</text:p>
      <text:p text:style-name="P3"><text:s text:c="8"/>cout&lt;&lt;total_cost&lt;&lt;endl;</text:p>
      <text:p text:style-name="P3"><text:soft-page-break/><text:s text:c="8"/>cout&lt;&lt;power_statations.size()&lt;&lt;endl;</text:p>
      <text:p text:style-name="P3"><text:s text:c="8"/>for( auto &amp;p : power_statations)</text:p>
      <text:p text:style-name="P3"><text:s text:c="8"/><text:tab/>cout&lt;&lt;p&lt;&lt;' ';</text:p>
      <text:p text:style-name="P3"><text:s text:c="8"/></text:p>
      <text:p text:style-name="P3"><text:s text:c="8"/>cout&lt;&lt;endl;</text:p>
      <text:p text:style-name="P3"/>
      <text:p text:style-name="P3"><text:s text:c="8"/>cout&lt;&lt;connections.size()&lt;&lt;endl;</text:p>
      <text:p text:style-name="P3"><text:s text:c="8"/>for( auto conn : connections){</text:p>
      <text:p text:style-name="P3"><text:s text:c="8"/><text:tab/>cout&lt;&lt;conn.first&lt;&lt;' '&lt;&lt;conn.second&lt;&lt;endl;</text:p>
      <text:p text:style-name="P3"><text:s text:c="8"/>}</text:p>
      <text:p text:style-name="P3">}</text:p>
      <text:p text:style-name="P3"/>
      <text:p text:style-name="P4">i/p</text:p>
      <text:p text:style-name="P4">3</text:p>
      <text:p text:style-name="P4">2 3</text:p>
      <text:p text:style-name="P4">1 1</text:p>
      <text:p text:style-name="P4">3 2</text:p>
      <text:p text:style-name="P4">3 2 3</text:p>
      <text:p text:style-name="P4">3 2 3</text:p>
      <text:p text:style-name="P4"/>
      <text:p text:style-name="P4">o/p</text:p>
      <text:p text:style-name="P4">8</text:p>
      <text:p text:style-name="P4">3</text:p>
      <text:p text:style-name="P4">2 1 3 </text:p>
      <text:p text:style-name="P4"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0:53:09.161959835</meta:creation-date>
    <dc:date>2021-12-30T11:22:48.727232258</dc:date>
    <meta:editing-duration>PT19M29S</meta:editing-duration>
    <meta:editing-cycles>1</meta:editing-cycles>
    <meta:document-statistic meta:table-count="0" meta:image-count="0" meta:object-count="0" meta:page-count="3" meta:paragraph-count="88" meta:word-count="345" meta:character-count="2553" meta:non-whitespace-character-count="1786"/>
    <meta:generator>LibreOffice/6.0.7.3$Linux_X86_64 LibreOffice_project/00m0$Build-3</meta:generator>
  </office:meta>
</office:document-meta>
</file>